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605f" officeooo:paragraph-rsid="000d605f"/>
    </style:style>
    <style:style style:name="P2" style:family="paragraph" style:parent-style-name="Standard">
      <style:text-properties officeooo:rsid="000d605f" officeooo:paragraph-rsid="000f5a59"/>
    </style:style>
    <style:style style:name="P3" style:family="paragraph" style:parent-style-name="Standard">
      <style:text-properties officeooo:rsid="000d605f" officeooo:paragraph-rsid="000fb2e9"/>
    </style:style>
    <style:style style:name="P4" style:family="paragraph" style:parent-style-name="Standard">
      <style:text-properties officeooo:rsid="000f5a59" officeooo:paragraph-rsid="000f5a59"/>
    </style:style>
    <style:style style:name="P5" style:family="paragraph" style:parent-style-name="Standard">
      <style:text-properties officeooo:rsid="0010a46c" officeooo:paragraph-rsid="0010a46c"/>
    </style:style>
    <style:style style:name="T1" style:family="text">
      <style:text-properties officeooo:rsid="000f5a59"/>
    </style:style>
    <style:style style:name="T2" style:family="text">
      <style:text-properties officeooo:rsid="000fb2e9"/>
    </style:style>
    <style:style style:name="T3" style:family="text">
      <style:text-properties officeooo:rsid="0010a46c"/>
    </style:style>
    <style:style style:name="T4" style:family="text">
      <style:text-properties officeooo:rsid="0011b56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 debe crear una aplicación web <text:span text:style-name="T2">donde se deberá mostrar las características y la ubicación haciendo uso de un mapa</text:span> de las cervecerías artesanales que se encuentran en la ciudad de Bahía Blanca.</text:p>
      <text:p text:style-name="P1">Para esto el usuario al ingresar a la página se encuentra con la lista de cervecerías artesanales con su correspondiente puntaje (que el usuario que se encuentra registrado podrá puntuar). Debajo de la lista de cervecerías artesanales se encuentra el mapa con el que el usuario podrá interactuar y se podrá ver la ubicación de cada <text:span text:style-name="T1">una de ellas</text:span>. <text:span text:style-name="T1">Arriba de la lista de cervecerías se encontrará la barra de búsqueda, donde el usuario podrá buscar por nombre de cervecería, por marca o tipo de cerveza.</text:span></text:p>
      <text:p text:style-name="P4">Al hacer click en la imagen de una cervecería se irá a la sección de las características de <text:span text:style-name="T2">la misma</text:span>, donden se encuentra la imagen del logo, la foto principal, el mapa, debajo la información básica (nombre, dirección, teléfono, puntaje, el horario abierto y de happy hour). Luego, se encuentra la lista de cervezas que tiene disponibles con la siguiente información en cada una: nombre, marca, tipo, precio, puntaje, amargor, graduación alcohólica y cuerpo. Luego la lista de tragos y la lista de menús. <text:span text:style-name="T3">Y por último se encontrán las publicaciones en facebook e instagram más recientes.</text:span></text:p>
      <text:p text:style-name="P4">Al hacer una búsqueda se irá a la sección de búsqueda, <text:span text:style-name="T2">donde por una parte tendrá la parte de filtrado que se podrá seleccionar por tipo, marca, nombre, si tienen tragos y si tienen menús. Adicionalmente se podrá ordenar la búsqueda por puntaje y precio promedio de cervezas. En la búsqueda aparecerá una lista de todas las cervecerías con su logo e información básica, donde al hacer click en alguna de ellas se ingresará a la sección de características de la cervecería.</text:span></text:p>
      <text:p text:style-name="P3">El usuario para poder puntuar deberá estar registrado, para eso debe ir a la sección de iniciar sesión/registrarse, y ahí podrá cargar su nombre y apellido, dirección de correo y contraseña. También podrá hacerlo mediante Facebook o Google. Tanto el usuario normal como el administrador <text:span text:style-name="T3">para iniciar sesión</text:span> deberán ingresar por esa misma sección, sin hacer diferencia en cómo y dónde completar sus datos.</text:p>
      <text:p text:style-name="P5">El usuario al estar registrado podrá puntuar tanto las cervezas como las cervecerías, esto lo podrá hacer en la sección de características de las cervecerías. Pero el administrador tendr<text:span text:style-name="T4">á</text:span> permisos adicionales, que serán: agregar/modificar/eliminar tanto una cervecería como una cerveza en particular. Para esto en la parte superior derecha no solo aparecerá el nombre de la persona que inició sesión, sino que también aparecerá agregar/eliminar, donde esto solo se mostrará si es administrador, de lo contrario se encontrará oculto. Al ingresar al mismo, apareceran dos opciones: Agregar cervecería, modificar o Eliminar cervecería y también agregar, moficiar o eliminar cerveza.</text:p>
      <text:p text:style-name="P5">Al ir a la sección de eliminar cervecería, apareceran el listado de cervecerías con sus logos correspondientes, y al hacer click en alguna de ellas, aparecerá un pop-up preguntando si está seguro de que la quiere eliminar, y al confirmar se eliminará.</text:p>
      <text:p text:style-name="P5">Por otro lado, el administrador al ir a la sección de agregar cervecería deberá rellenar todos los datos que se deben mostrar en las características de una cervecería. Y en la sección de modificar, se encontrará en el mismo panel que agregar cervecería solo que con los datos precargados.</text:p>
      <text:p text:style-name="P5">Lo mismo para las cervezas, al querer eliminarlas se deberá elegir en la lista qué cerveza eliminar. Al agregarlas deberá especificar las características de cada una, y al modificarlas es el mismo panel que al agregarla pero con los datos ya precargados.</text:p>
      <text:p text:style-name="P3"><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drigo </meta:initial-creator>
    <meta:creation-date>2018-03-19T10:59:57.221263509</meta:creation-date>
    <dc:date>2018-03-19T12:52:45.771229199</dc:date>
    <dc:creator>Rodrigo </dc:creator>
    <meta:editing-duration>PT52M7S</meta:editing-duration>
    <meta:editing-cycles>1</meta:editing-cycles>
    <meta:document-statistic meta:table-count="0" meta:image-count="0" meta:object-count="0" meta:page-count="1" meta:paragraph-count="10" meta:word-count="594" meta:character-count="3630" meta:non-whitespace-character-count="3044"/>
    <meta:generator>LibreOffice/4.2.8.2$Linux_X86_64 LibreOffice_project/420m0$Build-2</meta:generator>
  </office:meta>
</office:document-meta>
</file>